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Brief</text:p>
      <text:h text:style-name="Heading_20_1" text:outline-level="1">Background</text:h>
      <text:h text:style-name="Heading_20_1" text:outline-level="1">Project definition</text:h>
      <text:h text:style-name="Heading_20_2" text:outline-level="2">Project objectives</text:h>
      <text:h text:style-name="Heading_20_2" text:outline-level="2">Project scope and exclusions</text:h>
      <text:h text:style-name="Heading_20_2" text:outline-level="2">Outline project deliverables and/or desired outcomes</text:h>
      <text:h text:style-name="Heading_20_2" text:outline-level="2">Constraints</text:h>
      <text:h text:style-name="Heading_20_2" text:outline-level="2">Interfaces</text:h>
      <text:h text:style-name="Heading_20_1" text:outline-level="1">Outline Business Case</text:h>
      <text:h text:style-name="Heading_20_2" text:outline-level="2">Description of how this project supports business strategy, plans or programmes</text:h>
      <text:h text:style-name="Heading_20_2" text:outline-level="2">Reasons why the project is needed</text:h>
      <text:h text:style-name="Heading_20_1" text:outline-level="1">Project tolerances</text:h>
      <text:h text:style-name="Heading_20_1" text:outline-level="1">Customer’s quality expectations</text:h>
      <text:h text:style-name="Heading_20_1" text:outline-level="1">Acceptance criteria</text:h>
      <text:h text:style-name="Heading_20_1" text:outline-level="1">Any known risk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art Roebuck</meta:initial-creator>
    <meta:creation-date>2009-04-18T23:40:01</meta:creation-date>
    <dc:date>2009-04-18T23:59:23</dc:date>
    <dc:creator>Stuart Roebuck</dc:creator>
    <meta:editing-duration>PT00H19M23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15" meta:word-count="49" meta:character-count="376"/>
    <meta:user-defined meta:name="Info 1"/>
    <meta:user-defined meta:name="Info 2"/>
    <meta:user-defined meta:name="Info 3"/>
    <meta:user-defined meta:name="Info 4"/>
  </office:meta>
</office:document-meta>
</file>